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style:font-name="FreeSans" fo:font-size="13pt" officeooo:rsid="001fb01b" officeooo:paragraph-rsid="001fb01b" style:font-size-asian="13pt" style:font-size-complex="13pt"/>
    </style:style>
    <style:style style:name="P2" style:family="paragraph" style:parent-style-name="Standard">
      <style:text-properties style:font-name="Abyssinica SIL" fo:font-size="24pt" fo:font-weight="normal" officeooo:rsid="001fb01b" officeooo:paragraph-rsid="001fb01b" style:font-size-asian="21pt" style:font-weight-asian="normal" style:font-size-complex="24pt" style:font-weight-complex="normal"/>
    </style:style>
    <style:style style:name="P3" style:family="paragraph" style:parent-style-name="Standard">
      <style:text-properties style:font-name="Abyssinica SIL" fo:font-size="24pt" fo:font-style="normal" fo:font-weight="bold" officeooo:rsid="005b2620" officeooo:paragraph-rsid="005b2620" style:font-size-asian="24pt" style:font-style-asian="normal" style:font-weight-asian="bold" style:font-size-complex="24pt" style:font-style-complex="normal" style:font-weight-complex="bold"/>
    </style:style>
    <style:style style:name="P4" style:family="paragraph" style:parent-style-name="Standard">
      <style:text-properties style:font-name="Abyssinica SIL" fo:font-size="26pt" fo:font-weight="bold" officeooo:rsid="001fb01b" officeooo:paragraph-rsid="001fb01b" style:font-size-asian="26pt" style:font-weight-asian="bold" style:font-size-complex="26pt" style:font-weight-complex="bold"/>
    </style:style>
    <style:style style:name="P5" style:family="paragraph" style:parent-style-name="Standard">
      <style:text-properties style:font-name="Abyssinica SIL" fo:font-size="22pt" fo:font-weight="normal" officeooo:rsid="00203ae2" officeooo:paragraph-rsid="00203ae2" style:font-size-asian="19.25pt" style:font-weight-asian="normal" style:font-size-complex="22pt" style:font-weight-complex="normal"/>
    </style:style>
    <style:style style:name="P6" style:family="paragraph" style:parent-style-name="Standard">
      <style:text-properties style:font-name="Abyssinica SIL" fo:font-size="18pt" fo:font-style="normal" fo:font-weight="bold" officeooo:rsid="0020fc25" officeooo:paragraph-rsid="0020fc25" style:font-size-asian="15.75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style:font-name="Abyssinica SIL" fo:font-size="18pt" fo:font-style="normal" fo:font-weight="bold" officeooo:rsid="003b0503" officeooo:paragraph-rsid="003b0503" style:font-size-asian="15.75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byssinica SIL" fo:font-size="18pt" fo:font-weight="bold" officeooo:rsid="001c88d3" officeooo:paragraph-rsid="00562e0b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byssinica SIL" fo:font-size="18pt" fo:font-weight="bold" officeooo:rsid="001e0e59" officeooo:paragraph-rsid="00562e0b" style:font-size-asian="18pt" style:font-weight-asian="bold" style:font-size-complex="18pt" style:font-weight-complex="bold"/>
    </style:style>
    <style:style style:name="P10" style:family="paragraph" style:parent-style-name="Standard">
      <style:text-properties style:font-name="Abyssinica SIL" fo:font-size="16pt" fo:font-style="normal" fo:font-weight="bold" officeooo:rsid="0020fc25" officeooo:paragraph-rsid="0020fc25" style:font-size-asian="14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text-properties style:font-name="Abyssinica SIL" fo:font-size="14pt" fo:font-style="normal" fo:font-weight="normal" officeooo:rsid="0049cf60" officeooo:paragraph-rsid="0049cf60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style:font-name="Abyssinica SIL" fo:font-size="14pt" fo:font-style="normal" fo:font-weight="normal" officeooo:rsid="0047458f" officeooo:paragraph-rsid="0035fb37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style:font-name="Abyssinica SIL" fo:font-size="14pt" fo:font-style="normal" fo:font-weight="normal" officeooo:rsid="00413e6b" officeooo:paragraph-rsid="00562e0b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text-properties style:font-name="Abyssinica SIL" fo:font-size="14pt" fo:font-style="normal" fo:font-weight="normal" officeooo:rsid="005b2620" officeooo:paragraph-rsid="005b2620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byssinica SIL" fo:font-size="14pt" fo:font-style="normal" fo:font-weight="normal" officeooo:rsid="0021bb78" officeooo:paragraph-rsid="00562e0b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byssinica SIL" fo:font-size="14pt" fo:font-style="normal" fo:font-weight="normal" officeooo:rsid="0021bb78" officeooo:paragraph-rsid="005afbe5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byssinica SIL" fo:font-size="14pt" fo:font-style="normal" fo:font-weight="normal" officeooo:rsid="004ee662" officeooo:paragraph-rsid="004ee662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byssinica SIL" fo:font-size="14pt" fo:font-style="normal" fo:font-weight="normal" officeooo:rsid="00509bb8" officeooo:paragraph-rsid="00509bb8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byssinica SIL" fo:font-size="14pt" fo:font-style="normal" fo:font-weight="bold" officeooo:rsid="00248607" officeooo:paragraph-rsid="00248607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Abyssinica SIL" fo:font-size="14pt" fo:font-weight="normal" officeooo:rsid="001baa07" officeooo:paragraph-rsid="00562e0b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byssinica SIL" fo:font-size="14pt" fo:font-weight="normal" officeooo:rsid="001c88d3" officeooo:paragraph-rsid="00562e0b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byssinica SIL" fo:font-size="14pt" fo:font-weight="normal" officeooo:rsid="001d56d6" officeooo:paragraph-rsid="00562e0b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byssinica SIL" fo:font-size="14pt" fo:font-weight="normal" officeooo:rsid="001e0e59" officeooo:paragraph-rsid="00562e0b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byssinica SIL" fo:font-size="14pt" fo:font-weight="normal" officeooo:rsid="001e0e59" officeooo:paragraph-rsid="005afbe5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byssinica SIL" fo:font-size="14pt" fo:font-weight="normal" officeooo:rsid="005afbe5" officeooo:paragraph-rsid="005afbe5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byssinica SIL" fo:font-size="14pt" fo:font-weight="normal" officeooo:rsid="005b2620" officeooo:paragraph-rsid="005afbe5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Abyssinica SIL" fo:font-size="15pt" fo:font-weight="bold" officeooo:rsid="005afbe5" officeooo:paragraph-rsid="005afbe5" style:font-size-asian="13.1000003814697pt" style:font-weight-asian="bold" style:font-size-complex="15pt" style:font-weight-complex="bold"/>
    </style:style>
    <style:style style:name="P28" style:family="paragraph" style:parent-style-name="Standard">
      <style:text-properties style:font-name="Abyssinica SIL" fo:font-size="20pt" fo:font-weight="bold" officeooo:rsid="003fc4a3" officeooo:paragraph-rsid="00562e0b" style:font-size-asian="20pt" style:font-weight-asian="bold" style:font-size-complex="20pt" style:font-weight-complex="bold"/>
    </style:style>
    <style:style style:name="P29" style:family="paragraph" style:parent-style-name="Standard">
      <style:text-properties style:font-name="DejaVu Sans Light" fo:font-size="20pt" fo:font-weight="normal" officeooo:rsid="00203ae2" officeooo:paragraph-rsid="00203ae2" style:font-size-asian="17.5pt" style:font-weight-asian="normal" style:font-size-complex="20pt" style:font-weight-complex="normal"/>
    </style:style>
    <style:style style:name="P30" style:family="paragraph" style:parent-style-name="Standard">
      <style:text-properties style:font-name="DejaVu Sans Light" fo:font-size="18pt" fo:font-weight="normal" officeooo:rsid="00203ae2" officeooo:paragraph-rsid="00203ae2" style:font-size-asian="15.75pt" style:font-weight-asian="normal" style:font-size-complex="18pt" style:font-weight-complex="normal"/>
    </style:style>
    <style:style style:name="P31" style:family="paragraph" style:parent-style-name="Standard">
      <style:text-properties style:font-name="DejaVu Sans Light" fo:font-size="15pt" fo:font-style="normal" fo:font-weight="bold" officeooo:rsid="00203ae2" officeooo:paragraph-rsid="00203ae2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text-properties style:font-name="Liberation Serif" fo:font-size="18pt" fo:font-style="italic" fo:font-weight="normal" officeooo:rsid="00203ae2" officeooo:paragraph-rsid="00203ae2" style:font-size-asian="15.75pt" style:font-style-asian="italic" style:font-weight-asian="normal" style:font-size-complex="18pt" style:font-style-complex="italic" style:font-weight-complex="normal"/>
    </style:style>
    <style:style style:name="P33" style:family="paragraph" style:parent-style-name="Standard">
      <style:text-properties fo:font-size="14pt" fo:font-weight="normal" officeooo:rsid="0021bb78" officeooo:paragraph-rsid="00562e0b" style:font-size-asian="12.25pt" style:font-weight-asian="normal" style:font-size-complex="14pt" style:font-weight-complex="normal"/>
    </style:style>
    <style:style style:name="P34" style:family="paragraph" style:parent-style-name="Preformatted_20_Text">
      <style:paragraph-properties fo:margin-top="0cm" fo:margin-bottom="0.499cm" loext:contextual-spacing="false"/>
      <style:text-properties style:font-name="Abyssinica SIL" fo:font-size="14pt" fo:font-style="normal" fo:font-weight="normal" officeooo:rsid="0049cf60" officeooo:paragraph-rsid="0047458f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 style:list-style-name="L1">
      <style:text-properties style:font-name="Abyssinica SIL" fo:font-size="14pt" fo:font-style="normal" fo:font-weight="normal" officeooo:rsid="003b0503" officeooo:paragraph-rsid="0044e010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 style:list-style-name="L1">
      <style:text-properties style:font-name="Abyssinica SIL" fo:font-size="14pt" fo:font-style="normal" fo:font-weight="normal" officeooo:rsid="001ff878" officeooo:paragraph-rsid="0058d9bb" style:font-size-asian="12.25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Abyssinica SIL" fo:font-size="24pt" fo:font-weight="bold" officeooo:rsid="005f4bfa" officeooo:paragraph-rsid="005f4bfa" style:font-size-asian="24pt" style:font-weight-asian="bold" style:font-size-complex="24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Courier 10 Pitch" fo:font-size="10pt" officeooo:paragraph-rsid="00562e0b" style:font-size-asian="10pt" style:font-size-complex="10pt"/>
    </style:style>
    <style:style style:name="P39" style:family="paragraph">
      <loext:graphic-properties draw:fill-color="#000000"/>
      <style:paragraph-properties fo:text-align="center"/>
    </style:style>
    <style:style style:name="T1" style:family="text">
      <style:text-properties fo:font-weight="bold" officeooo:rsid="004d4fbf" style:font-weight-asian="bold" style:font-weight-complex="bold"/>
    </style:style>
    <style:style style:name="T2" style:family="text">
      <style:text-properties fo:color="#333333"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officeooo:rsid="004d4fbf"/>
    </style:style>
    <style:style style:name="T5" style:family="text">
      <style:text-properties officeooo:rsid="0051d4b5"/>
    </style:style>
    <style:style style:name="T6" style:family="text">
      <style:text-properties officeooo:rsid="00562e0b"/>
    </style:style>
    <style:style style:name="T7" style:family="text">
      <style:text-properties officeooo:rsid="001e0e59"/>
    </style:style>
    <style:style style:name="T8" style:family="text">
      <style:text-properties officeooo:rsid="00210a2e"/>
    </style:style>
    <style:style style:name="T9" style:family="text">
      <style:text-properties officeooo:rsid="00578057"/>
    </style:style>
    <style:style style:name="T10" style:family="text">
      <style:text-properties officeooo:rsid="005f4bfa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0">Third</text:span> report delivery</text:p>
      <text:p text:style-name="P5">Image recognition of touristic places</text:p>
      <text:p text:style-name="P2"/>
      <text:p text:style-name="P29">Ximena Cervantes Díaz, 276978</text:p>
      <text:p text:style-name="P29"/>
      <text:p text:style-name="P30">Fundamentals of Artificial Intelligence, 281301</text:p>
      <text:p text:style-name="P32"><text:span text:style-name="T10">November </text:span>, 2019</text:p>
      <text:p text:style-name="P32"/>
      <text:p text:style-name="P31">Project advisor: Dr. José Ignacio Nuñez Varela</text:p>
      <text:p text:style-name="P31"/>
      <text:p text:style-name="P31"><draw:line text:anchor-type="paragraph" draw:z-index="0" draw:name="Forma1" draw:style-name="gr1" draw:text-style-name="P39" svg:x1="18.055cm" svg:y1="0.326cm" svg:x2="-0.36cm" svg:y2="0.326cm"><text:p/></draw:line></text:p>
      <text:p text:style-name="P31"/>
      <text:p text:style-name="P6">Abstract:</text:p>
      <text:p text:style-name="P10"/>
      <text:p text:style-name="P17">F</text:p>
      <text:p text:style-name="P19"/>
      <text:p text:style-name="P19"/>
      <text:p text:style-name="P19"/>
      <text:p text:style-name="P19"/>
      <text:p text:style-name="P37">Neural Networks</text:p>
      <text:p text:style-name="P38"/>
      <text:p text:style-name="P38"/>
      <text:p text:style-name="P38"/>
      <text:p text:style-name="P34"/>
      <text:p text:style-name="P11"/>
      <text:p text:style-name="P11"/>
      <text:p text:style-name="P7"/>
      <text:p text:style-name="P7">References</text:p>
      <text:list xml:id="list2038714987603619696" text:style-name="L1">
        <text:list-item>
          <text:p text:style-name="P35">David G. Lowe, Distinctive image features from scale-invariant keypoints, International Journal of Computer Vision, vol. 60, no 2, 2004, p. 91–110 - “<text:a xlink:type="simple" xlink:href="http://www.cs.ubc.ca/~lowe/papers/ijcv04.pdf" text:style-name="Internet_20_link" text:visited-style-name="Visited_20_Internet_20_Link">http://www.cs.ubc.ca/~lowe/papers/ijcv04.pdf</text:a>”</text:p>
          <text:p text:style-name="P35"><text:soft-page-break/></text:p>
        </text:list-item>
        <text:list-item>
          <text:p text:style-name="P36">Lowe, D. G. (2004). Distinctive image features from scale-invariant keypoints. <text:span text:style-name="T3">International journal of computer vision</text:span>, <text:span text:style-name="T3">60</text:span>(2), 91-110.</text:p>
          <text:p text:style-name="P36"/>
        </text:list-item>
        <text:list-item>
          <text:p text:style-name="P36">Mazal, J. (Ed.). (2019). <text:span text:style-name="T3">Modelling and Simulation for Autonomous Systems: 5th International Conference, MESAS 2018, Prague, Czech Republic, October 17-19, 2018, Revised Selected Papers</text:span> (Vol. 11472). Springer.</text:p>
        </text:list-item>
        <text:list-item>
          <text:p text:style-name="P3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FreeSans" fo:font-size="13pt" officeooo:rsid="001fb01b" officeooo:paragraph-rsid="001fb01b" style:font-size-asian="13pt" style:font-size-complex="13pt"/>
    </style:style>
    <style:style style:name="MT1" style:family="text">
      <style:text-properties fo:font-weight="bold" officeooo:rsid="004d4fbf" style:font-weight-asian="bold" style:font-weight-complex="bold"/>
    </style:style>
    <style:style style:name="MT2" style:family="text">
      <style:text-properties fo:color="#333333" fo:font-weight="bol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49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COMPUTER SCIENCE DEPARTMENT – COLLEGE OF ENGINEERING -UASLP</text:p>
        <text:p text:style-name="MP1">FUNDAMENTALS OF ARTIFICIAL INTELLIGENCE – <text:span text:style-name="MT1">2ND</text:span><text:span text:style-name="MT2"> REPORT 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21:25:50.208863859</meta:creation-date>
    <dc:date>2019-11-13T22:08:02.319428270</dc:date>
    <meta:editing-duration>PT21H21M55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2" meta:paragraph-count="16" meta:word-count="117" meta:character-count="888" meta:non-whitespace-character-count="788"/>
  </office:meta>
</office:document-meta>
</file>